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table" style:name="rststyle-rststyle-table-1">
      <style:table-properties fo:margin-bottom="0.10in" fo:margin-top="0in" style:width="14.7500in" table:align="left"/>
    </style:style>
    <style:style style:family="table-cell" style:name="rststyle-rststyle-table-1.A1">
      <style:table-cell-properties fo:border-bottom="0.0007in solid #000000" fo:border-left="0.0007in solid #000000" fo:border-right="0.0007in solid #000000" fo:border-top="0.0007in solid #000000" fo:padding="0.049cm"/>
    </style:style>
    <style:style style:family="table-column" style:name="rststyle-rststyle-table-1.A">
      <style:table-column-properties style:column-width="0.6667in"/>
    </style:style>
    <style:style style:family="table-column" style:name="rststyle-rststyle-table-1.B">
      <style:table-column-properties style:column-width="14.0833in"/>
    </style:style>
    <style:style style:family="table" style:name="rststyle-rststyle-table-2">
      <style:table-properties fo:margin-bottom="0.10in" fo:margin-top="0in" style:width="4.4167in" table:align="left"/>
    </style:style>
    <style:style style:family="table-cell" style:name="rststyle-rststyle-table-2.A1">
      <style:table-cell-properties fo:border-bottom="0.0007in solid #000000" fo:border-left="0.0007in solid #000000" fo:border-right="0.0007in solid #000000" fo:border-top="0.0007in solid #000000" fo:padding="0.049cm"/>
    </style:style>
    <style:style style:family="table-column" style:name="rststyle-rststyle-table-2.A">
      <style:table-column-properties style:column-width="0.6667in"/>
    </style:style>
    <style:style style:family="table-column" style:name="rststyle-rststyle-table-2.B">
      <style:table-column-properties style:column-width="3.7500in"/>
    </style:style>
    <style:style style:family="paragraph" style:master-page-name="rststyle-pagedefault" style:name="P1003" style:parent-style-name="rststyle-title"/>
  </office:automatic-styles>
  <office:body>
    <office:text>
      <text:p text:style-name="P1003">İso yapımı</text:p>
      <text:p text:style-name="rststyle-textbody">Bu dokümanda <text:span text:style-name="rststyle-strong">debian sid</text:span> kullanarak özelleşmiş bir <text:span text:style-name="rststyle-strong">live</text:span> iso yapımı anlatılacaktır. 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office:value-type="string" table:number-columns-spanned="2" table:style-name="rststyle-rststyle-table-1.A1">
              <text:p text:style-name="Table_20_Heading">Temel kavramlar</text:p>
            </table:table-cell>
          </table:table-row>
          <table:table-row>
            <table:table-cell office:value-type="string" table:style-name="rststyle-rststyle-table-1.A1">
              <text:p text:style-name="Table_20_Heading">Terim</text:p>
            </table:table-cell>
            <table:table-cell office:value-type="string" table:style-name="rststyle-rststyle-table-1.A1">
              <text:p text:style-name="Table_20_Heading">Anlamı</text:p>
            </table:table-cell>
          </table:table-row>
        </table:table-header-rows>
        <table:table-row>
          <table:table-cell office:value-type="string" table:style-name="rststyle-rststyle-table-1.A1">
            <text:p text:style-name="rststyle-textbody">chroot</text:p>
          </table:table-cell>
          <table:table-cell office:value-type="string" table:style-name="rststyle-rststyle-table-1.A1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office:value-type="string" table:style-name="rststyle-rststyle-table-1.A1">
            <text:p text:style-name="rststyle-textbody">squashfs</text:p>
          </table:table-cell>
          <table:table-cell office:value-type="string" table:style-name="rststyle-rststyle-table-1.A1">
            <text:p text:style-name="rststyle-textbody">Sıkıştırılmış haldeki kök dizin dosyasıdır. Oluşturulması donanıma bağlı olarak uzun sürmektedir. <text:span text:style-name="rststyle-strong">Debian</text:span> tabanlı dağıtımlarda xz formatında sıkıştırma önerilir.</text:p>
          </table:table-cell>
        </table:table-row>
        <table:table-row>
          <table:table-cell office:value-type="string" table:style-name="rststyle-rststyle-table-1.A1">
            <text:p text:style-name="rststyle-textbody">iso</text:p>
          </table:table-cell>
          <table:table-cell office:value-type="string" table:style-name="rststyle-rststyle-table-1.A1">
            <text:p text:style-name="rststyle-textbody">Kurulum medyası dosyasıdır. Bu dosya son üründür ve bunu yayınlayabilirsiniz.</text:p>
          </table:table-cell>
        </table:table-row>
        <table:table-row>
          <table:table-cell office:value-type="string" table:style-name="rststyle-rststyle-table-1.A1">
            <text:p text:style-name="rststyle-textbody">live</text:p>
          </table:table-cell>
          <table:table-cell office:value-type="string" table:style-name="rststyle-rststyle-table-1.A1">
            <text:p text:style-name="rststyle-textbody">Kurulum yapmadan çalışan sisteme <text:span text:style-name="rststyle-strong">live</text:span> adı verili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</ns0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no-merged-usr sid sid-chroot https://deb.debian.org/debian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office:value-type="string" table:style-name="rststyle-rststyle-table-2.A1">
                <text:p text:style-name="Table_20_Heading">Masaüstü</text:p>
              </table:table-cell>
              <table:table-cell office:value-type="string" table:style-name="rststyle-rststyle-table-2.A1">
                <text:p text:style-name="Table_20_Heading">Komut</text:p>
              </table:table-cell>
            </table:table-row>
          </table:table-header-rows>
          <table:table-row>
            <table:table-cell office:value-type="string" table:style-name="rststyle-rststyle-table-2.A1">
              <text:p text:style-name="rststyle-textbody">xfce</text:p>
            </table:table-cell>
            <table:table-cell office:value-type="string" table:style-name="rststyle-rststyle-table-2.A1">
              <text:p text:style-name="rststyle-textbody">apt-get install xfce4</text:p>
            </table:table-cell>
          </table:table-row>
          <table:table-row>
            <table:table-cell office:value-type="string" table:style-name="rststyle-rststyle-table-2.A1">
              <text:p text:style-name="rststyle-textbody">lxde</text:p>
            </table:table-cell>
            <table:table-cell office:value-type="string" table:style-name="rststyle-rststyle-table-2.A1">
              <text:p text:style-name="rststyle-textbody">apt-get install lxde</text:p>
            </table:table-cell>
          </table:table-row>
          <table:table-row>
            <table:table-cell office:value-type="string" table:style-name="rststyle-rststyle-table-2.A1">
              <text:p text:style-name="rststyle-textbody">cinnamon</text:p>
            </table:table-cell>
            <table:table-cell office:value-type="string" table:style-name="rststyle-rststyle-table-2.A1">
              <text:p text:style-name="rststyle-textbody">apt-get install cinnamon</text:p>
            </table:table-cell>
          </table:table-row>
          <table:table-row>
            <table:table-cell office:value-type="string" table:style-name="rststyle-rststyle-table-2.A1">
              <text:p text:style-name="rststyle-textbody">plasma</text:p>
            </table:table-cell>
            <table:table-cell office:value-type="string" table:style-name="rststyle-rststyle-table-2.A1">
              <text:p text:style-name="rststyle-textbody">apt-get install kde-standard</text:p>
            </table:table-cell>
          </table:table-row>
          <table:table-row>
            <table:table-cell office:value-type="string" table:style-name="rststyle-rststyle-table-2.A1">
              <text:p text:style-name="rststyle-textbody">gnome</text:p>
            </table:table-cell>
            <table:table-cell office:value-type="string" table:style-name="rststyle-rststyle-table-2.A1">
              <text:p text:style-name="rststyle-textbody">apt-get install gnome-core</text:p>
            </table:table-cell>
          </table:table-row>
          <table:table-row>
            <table:table-cell office:value-type="string" table:style-name="rststyle-rststyle-table-2.A1">
              <text:p text:style-name="rststyle-textbody">mate</text:p>
            </table:table-cell>
            <table:table-cell office:value-type="string" table:style-name="rststyle-rststyle-table-2.A1">
              <text:p text:style-name="rststyle-textbody">apt-get install mate-desktop-environment-core</text:p>
            </table:table-cell>
          </table:table-row>
        </table:table>
        <text:list text:style-name="rststyle-enumlist-arabic">
          <text:list-item>
            <text:p text:style-name="rststyle-enumitem">Kurulum aracı ekleyebiliz.</text:p>
          </text:list-item>
        </text:list>
        <ns0:p ns0:style-name="rststyle-codeblock">☭ git clone https://gitlab.com/ggggggggggggggggg/17g-debian<ns0:line-break/>☭ cd 17g-debian<ns0:line-break/>☭ make &amp;&amp; make create-deb-debian<ns0:line-break/>☭ cd ..<ns0:line-break/>☭ cp 17g-debian/build.deb sid-chroot/tmp/build.deb<ns0:line-break/>☭ chroot sid-chroot dpkg -i /tmp/build.deb<ns0:line-break/>☭ chroot sid-chroot apt-get install -f<ns0:line-break/>☭ rm -f sid-chroot/tmp/build.deb</ns0:p>
        <text:span text:style-name="rststyle-name">
          <text:span text:style-name="rststyle-builtin">cd</text:span>
        </text:span>
        <text:span text:style-name="rststyle-operator">&amp;&amp;</text:span>
        <text:span text:style-name="rststyle-name">
          <text:span text:style-name="rststyle-builtin">cd</text:span>
        </text:span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</text:list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ve ardından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-type f sid-chroot/var/log/ | xargs rm -f # logları siler</ns0:p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İ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ns0:p ns0:style-name="rststyle-codeblock">☭ mkdir isowork<ns0:line-break/>☭ mksquashfs sid-chroot filesystem.squashfs -comp xz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boot içerisine atalım.</text:p>
          </text:list-item>
        </text:list>
        <ns0:p ns0:style-name="rststyle-codeblock">☭ ls sid-chroot/boot/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quiet splash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quiet splash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-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4"/>├── filesystem.squashfs<ns0:line-break/><ns0:s ns0:c="4"/>├── initrd.img<ns0:line-break/><ns0:s ns0:c="4"/>└── vmlinuz</ns0:p>
        <text:list text:style-name="rststyle-enumlist-arabic">
          <text:list-item>
            <text:p text:style-name="rststyle-enumitem">İso dosyası üretelim.</text:p>
          </text:list-item>
        </text:list>
        <ns0:p ns0:style-name="rststyle-codeblock"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1:transformation="http://docs.oasis-open.org/office/1.2/xslt/odf2rdf.xsl" ns0:version="1.2">
  <ns0:font-face-decls>
    <ns2:font-face ns2:font-charset="x-symbol" ns2:name="StarSymbol" ns3:font-family="StarSymbol"/>
    <ns2:font-face ns2:font-family-generic="modern" ns2:font-pitch="fixed" ns2:name="Nimbus Mono L" ns3:font-family="'Nimbus Mono L'"/>
    <ns2:font-face ns2:font-pitch="variable" ns2:name="DejaVu Sans" ns3:font-family="'DejaVu Sans'"/>
    <ns2:font-face ns2:font-family-generic="roman" ns2:font-pitch="variable" ns2:name="Nimbus Roman No9 L" ns3:font-family="'Nimbus Roman No9 L'"/>
    <ns2:font-face ns2:font-family-generic="swiss" ns2:font-pitch="variable" ns2:name="Nimbus Sans L" ns3:font-family="'Nimbus Sans L'"/>
  </ns0:font-face-decls>
  <ns0:styles>
    <ns2:default-style ns2:family="graphic">
      <ns2:graphic-properties ns4:end-line-spacing-horizontal="0.1114in" ns4:end-line-spacing-vertical="0.1114in" ns4:shadow-offset-x="0.1181in" ns4:shadow-offset-y="0.1181in" ns4:start-line-spacing-horizontal="0.1114in" ns4:start-line-spacing-vertical="0.1114in" ns2:flow-with-text="false"/>
      <ns2:paragraph-properties ns2:font-independent-line-spacing="false" ns2:line-break="strict" ns2:text-autospace="ideograph-alpha" ns2:writing-mode="lr-tb">
        <ns2:tab-stops/>
      </ns2:paragraph-properties>
      <ns2:text-properties ns2:country-asian="US" ns2:country-complex="US" ns2:font-size-asian="12pt" ns2:font-size-complex="12pt" ns2:language-asian="en" ns2:language-complex="en" ns2:use-window-font-color="true" ns5:country="US" ns5:font-size="12pt" ns5:language="en"/>
    </ns2:default-style>
    <ns2:default-style ns2:family="paragraph">
      <ns2:paragraph-properties ns2:line-break="strict" ns2:punctuation-wrap="hanging" ns2:tab-stop-distance="0.4925in" ns2:text-autospace="ideograph-alpha" ns2:writing-mode="lr-tb" ns5:hyphenation-ladder-count="no-limit"/>
      <ns2:text-properties ns2:country-asian="US" ns2:country-complex="US" ns2:font-name="Nimbus Roman No9 L" ns2:font-name-asian="DejaVu Sans" ns2:font-name-complex="DejaVu Sans" ns2:font-size-asian="12pt" ns2:font-size-complex="12pt" ns2:language-asian="en" ns2:language-complex="en" ns2:use-window-font-color="true" ns5:country="US" ns5:font-size="12pt" ns5:hyphenate="false" ns5:hyphenation-push-char-count="2" ns5:hyphenation-remain-char-count="2" ns5:language="en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class="text" ns2:family="paragraph" ns2:name="Standard"/>
    <ns2:style ns2:class="text" ns2:display-name="Text body" ns2:family="paragraph" ns2:name="Text_20_body" ns2:parent-style-name="Standard">
      <ns2:paragraph-properties ns5:margin-bottom="0.0835in" ns5:margin-top="0in"/>
    </ns2:style>
    <ns2:style ns2:class="text" ns2:display-name="Text body indent" ns2:family="paragraph" ns2:name="Text_20_body_20_indent" ns2:parent-style-name="Text_20_body">
      <ns2:paragraph-properties ns2:auto-text-indent="false" ns5:margin-left="0.1965in" ns5:margin-right="0in" ns5:text-indent="0in"/>
    </ns2:style>
    <ns2:style ns2:class="text" ns2:family="paragraph" ns2:name="Heading" ns2:next-style-name="Text_20_body" ns2:parent-style-name="Standard">
      <ns2:paragraph-properties ns5:keep-with-next="always" ns5:margin-bottom="0.0835in" ns5:margin-top="0.1665in"/>
      <ns2:text-properties ns2:font-name="Nimbus Sans L" ns2:font-name-asian="DejaVu Sans" ns2:font-name-complex="DejaVu Sans" ns2:font-size-asian="14pt" ns2:font-size-complex="14pt" ns5:font-size="14pt"/>
    </ns2:style>
    <ns2:style ns2:class="text" ns2:default-outline-level="1" ns2:display-name="Heading 1" ns2:family="paragraph" ns2:name="Heading_20_1" ns2:next-style-name="Text_20_body" ns2:parent-style-name="Heading">
      <ns2:text-properties ns2:font-size-asian="115%" ns2:font-size-complex="115%" ns2:font-weight-asian="bold" ns2:font-weight-complex="bold" ns5:font-size="115%" ns5:font-weight="bold"/>
    </ns2:style>
    <ns2:style ns2:class="text" ns2:default-outline-level="2" ns2:display-name="Heading 2" ns2:family="paragraph" ns2:name="Heading_20_2" ns2:next-style-name="Text_20_body" ns2:parent-style-name="Heading">
      <ns2:text-properties ns2:font-size-asian="14pt" ns2:font-size-complex="14pt" ns2:font-style-asian="italic" ns2:font-style-complex="italic" ns2:font-weight-asian="bold" ns2:font-weight-complex="bold" ns5:font-size="14pt" ns5:font-style="italic" ns5:font-weight="bold"/>
    </ns2:style>
    <ns2:style ns2:class="text" ns2:default-outline-level="3" ns2:display-name="Heading 3" ns2:family="paragraph" ns2:name="Heading_20_3" ns2:next-style-name="Text_20_body" ns2:parent-style-name="Heading">
      <ns2:text-properties ns2:font-size-asian="14pt" ns2:font-size-complex="14pt" ns2:font-weight-asian="bold" ns2:font-weight-complex="bold" ns5:font-size="14pt" ns5:font-weight="bold"/>
    </ns2:style>
    <ns2:style ns2:class="text" ns2:default-outline-level="4" ns2:display-name="Heading 4" ns2:family="paragraph" ns2:name="Heading_20_4" ns2:next-style-name="Text_20_body" ns2:parent-style-name="Heading">
      <ns2:text-properties ns2:font-size-asian="85%" ns2:font-size-complex="85%" ns2:font-style-asian="italic" ns2:font-style-complex="italic" ns2:font-weight-asian="bold" ns2:font-weight-complex="bold" ns5:font-size="85%" ns5:font-style="italic" ns5:font-weight="bold"/>
    </ns2:style>
    <ns2:style ns2:class="text" ns2:default-outline-level="5" ns2:display-name="Heading 5" ns2:family="paragraph" ns2:name="Heading_20_5" ns2:next-style-name="Text_20_body" ns2:parent-style-name="Heading">
      <ns2:text-properties ns2:font-size-asian="85%" ns2:font-size-complex="85%" ns2:font-weight-asian="bold" ns2:font-weight-complex="bold" ns5:font-size="85%" ns5:font-weight="bold"/>
    </ns2:style>
    <ns2:style ns2:class="text" ns2:default-outline-level="6" ns2:display-name="Heading 6" ns2:family="paragraph" ns2:name="Heading_20_6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class="list" ns2:family="paragraph" ns2:name="List" ns2:parent-style-name="Text_20_body"/>
    <ns2:style ns2:class="extra" ns2:family="paragraph" ns2:name="Header" ns2:parent-style-name="Standard">
      <ns2:paragraph-properties ns7:line-number="0" ns7:number-lines="false">
        <ns2:tab-stops>
          <ns2:tab-stop ns2:position="3.4626in" ns2:type="center"/>
          <ns2:tab-stop ns2:position="6.9252in" ns2:type="right"/>
        </ns2:tab-stops>
      </ns2:paragraph-properties>
    </ns2:style>
    <ns2:style ns2:class="extra" ns2:family="paragraph" ns2:name="Footer" ns2:parent-style-name="Standard">
      <ns2:paragraph-properties ns7:line-number="0" ns7:number-lines="false">
        <ns2:tab-stops>
          <ns2:tab-stop ns2:position="-5871.6862in" ns2:type="center"/>
          <ns2:tab-stop ns2:position="11741.7953in" ns2:type="right"/>
        </ns2:tab-stops>
      </ns2:paragraph-properties>
    </ns2:style>
    <ns2:style ns2:class="extra" ns2:display-name="Table Contents" ns2:family="paragraph" ns2:name="Table_20_Contents" ns2:parent-style-name="Standard">
      <ns2:paragraph-properties ns7:line-number="0" ns7:number-lines="false"/>
    </ns2:style>
    <ns2:style ns2:class="extra" ns2:display-name="Table Heading" ns2:family="paragraph" ns2:name="Table_20_Heading" ns2:parent-style-name="Table_20_Contents">
      <ns2:paragraph-properties ns2:justify-single-word="false" ns7:line-number="0" ns7:number-lines="false" ns5:text-align="center"/>
      <ns2:text-properties ns2:font-style-asian="italic" ns2:font-style-complex="italic" ns2:font-weight-asian="bold" ns2:font-weight-complex="bold" ns5:font-style="italic" ns5:font-weight="bold"/>
    </ns2:style>
    <ns2:style ns2:class="extra" ns2:family="paragraph" ns2:name="Caption" ns2:parent-style-name="Standard">
      <ns2:paragraph-properties ns7:line-number="0" ns7:number-lines="false" ns5:margin-bottom="0.0835in" ns5:margin-top="0.0835in"/>
      <ns2:text-properties ns2:font-size-asian="12pt" ns2:font-size-complex="12pt" ns2:font-style-asian="italic" ns2:font-style-complex="italic" ns5:font-size="12pt" ns5:font-style="italic"/>
    </ns2:style>
    <ns2:style ns2:class="extra" ns2:family="paragraph" ns2:name="Footnote" ns2:parent-style-name="Standard">
      <ns2:paragraph-properties ns2:auto-text-indent="false" ns7:line-number="0" ns7:number-lines="false" ns5:margin-left="0.1965in" ns5:margin-right="0in" ns5:text-indent="-0.1965in"/>
      <ns2:text-properties ns2:font-size-asian="10pt" ns2:font-size-complex="10pt" ns5:font-size="10pt"/>
    </ns2:style>
    <ns2:style ns2:class="index" ns2:family="paragraph" ns2:name="Index" ns2:parent-style-name="Standard">
      <ns2:paragraph-properties ns7:line-number="0" ns7:number-lines="false"/>
    </ns2:style>
    <ns2:style ns2:class="html" ns2:display-name="Preformatted Text" ns2:family="paragraph" ns2:name="Preformatted_20_Text" ns2:parent-style-name="Standard">
      <ns2:paragraph-properties ns5:margin-bottom="0in" ns5:margin-top="0in"/>
      <ns2:text-properties ns2:font-name="Nimbus Mono L" ns2:font-name-asian="Nimbus Mono L" ns2:font-name-complex="Nimbus Mono L" ns2:font-size-asian="10pt" ns2:font-size-complex="10pt" ns5:font-size="10pt"/>
    </ns2:style>
    <ns2:style ns2:class="html" ns2:display-name="Horizontal Line" ns2:family="paragraph" ns2:name="Horizontal_20_Line" ns2:next-style-name="Text_20_body" ns2:parent-style-name="Standard">
      <ns2:paragraph-properties ns2:border-line-width-bottom="0.0008in 0.0138in 0.0008in" ns2:join-border="false" ns7:line-number="0" ns7:number-lines="false" ns5:border-bottom="0.0154in double #808080" ns5:border-left="none" ns5:border-right="none" ns5:border-top="none" ns5:margin-bottom="0.1965in" ns5:margin-top="0in" ns5:padding="0in"/>
      <ns2:text-properties ns2:font-size-asian="6pt" ns2:font-size-complex="6pt" ns5:font-size="6pt"/>
    </ns2:style>
    <ns2:style ns2:family="paragraph" ns2:list-style-name="rststyle-enumlist" ns2:name="rststyle-enumitem" ns2:parent-style-name="Standard">
      <ns2:paragraph-properties ns5:background-color="transparent">
        <ns2:background-image/>
      </ns2:paragraph-properties>
    </ns2:style>
    <ns2:style ns2:family="paragraph" ns2:list-style-name="rststyle-bulletlist" ns2:name="rststyle-bulletitem" ns2:parent-style-name="Standard">
      <ns2:paragraph-properties ns5:background-color="transparent">
        <ns2:background-image/>
      </ns2:paragraph-properties>
    </ns2:style>
    <ns2:style ns2:family="paragraph" ns2:name="rststyle-blockindent">
      <ns2:paragraph-properties ns2:auto-text-indent="false" ns5:margin-left="0.3937in" ns5:margin-right="0in" ns5:text-indent="0in"/>
    </ns2:style>
    <ns2:style ns2:default-outline-level="1" ns2:family="paragraph" ns2:list-style-name="" ns2:name="rststyle-heading1" ns2:next-style-name="Text_20_body" ns2:parent-style-name="Heading_20_1">
      <ns2:paragraph-properties ns5:background-color="transparent">
        <ns2:background-image/>
      </ns2:paragraph-properties>
    </ns2:style>
    <ns2:style ns2:default-outline-level="2" ns2:family="paragraph" ns2:list-style-name="" ns2:name="rststyle-heading2" ns2:next-style-name="Text_20_body" ns2:parent-style-name="Heading_20_2"/>
    <ns2:style ns2:default-outline-level="3" ns2:family="paragraph" ns2:list-style-name="" ns2:name="rststyle-heading3" ns2:next-style-name="Text_20_body" ns2:parent-style-name="Heading_20_3"/>
    <ns2:style ns2:default-outline-level="4" ns2:family="paragraph" ns2:list-style-name="" ns2:name="rststyle-heading4" ns2:next-style-name="Text_20_body" ns2:parent-style-name="Heading_20_4"/>
    <ns2:style ns2:default-outline-level="5" ns2:family="paragraph" ns2:list-style-name="" ns2:name="rststyle-heading5" ns2:next-style-name="Text_20_body" ns2:parent-style-name="Heading_20_5"/>
    <ns2:style ns2:class="text" ns2:family="paragraph" ns2:name="rststyle-blockquote" ns2:parent-style-name="Text_20_body">
      <ns2:paragraph-properties ns2:auto-text-indent="false" ns2:justify-single-word="false" ns5:background-color="transparent" ns5:margin-left="0.4in" ns5:margin-right="0.8in" ns5:text-align="start" ns5:text-indent="0in">
        <ns2:background-image/>
      </ns2:paragraph-properties>
    </ns2:style>
    <ns2:style ns2:family="paragraph" ns2:name="rststyle-bodyindent" ns2:parent-style-name="Text_20_body_20_indent">
      <ns2:paragraph-properties ns2:auto-text-indent="false" ns5:margin-left="0.3937in" ns5:margin-right="0in" ns5:text-indent="0in"/>
    </ns2:style>
    <ns2:style ns2:family="paragraph" ns2:name="rststyle-horizontalline" ns2:parent-style-name="Horizontal_20_Line"/>
    <ns2:style ns2:family="paragraph" ns2:name="rststyle-textbody" ns2:parent-style-name="Text_20_body"/>
    <ns2:style ns2:family="paragraph" ns2:name="rststyle-centeredtextbody" ns2:parent-style-name="rststyle-textbody">
      <ns2:paragraph-properties ns2:justify-single-word="false" ns5:background-color="transparent" ns5:text-align="center">
        <ns2:background-image/>
      </ns2:paragraph-properties>
    </ns2:style>
    <ns2:style ns2:family="paragraph" ns2:name="rststyle-caption" ns2:parent-style-name="Caption">
      <ns2:paragraph-properties ns5:background-color="transparent">
        <ns2:background-image/>
      </ns2:paragraph-properties>
    </ns2:style>
    <ns2:style ns2:family="paragraph" ns2:name="rststyle-codeblock" ns2:parent-style-name="Preformatted_20_Text">
      <ns2:paragraph-properties ns2:auto-text-indent="false" ns2:shadow="none" ns5:background-color="#ccffff" ns5:border="0.0008in solid #000000" ns5:margin-bottom="0.0598in" ns5:margin-left="0.1965in" ns5:margin-right="0in" ns5:margin-top="0.0598in" ns5:padding="0.0201in" ns5:text-indent="0in">
        <ns2:background-image/>
      </ns2:paragraph-properties>
    </ns2:style>
    <ns2:style ns2:default-outline-level="1" ns2:family="paragraph" ns2:list-style-name="" ns2:name="rststyle-table-title" ns2:parent-style-name="Heading_20_3">
      <ns2:paragraph-properties ns2:justify-single-word="false" ns5:text-align="center"/>
    </ns2:style>
    <ns2:style ns2:family="paragraph" ns2:name="rststyle-footer" ns2:parent-style-name="Footer"/>
    <ns2:style ns2:family="paragraph" ns2:master-page-name="" ns2:name="rststyle-header" ns2:parent-style-name="Header">
      <ns2:paragraph-properties ns2:page-number="auto" ns5:background-color="transparent">
        <ns2:background-image/>
      </ns2:paragraph-properties>
    </ns2:style>
    <ns2:style ns2:family="paragraph" ns2:name="rststyle-footnote" ns2:parent-style-name="Footnote"/>
    <ns2:style ns2:family="paragraph" ns2:name="rststyle-attribution" ns2:parent-style-name="rststyle-blockquote">
      <ns2:paragraph-properties ns2:justify-single-word="false" ns5:background-color="transparent" ns5:text-align="end">
        <ns2:background-image/>
      </ns2:paragraph-properties>
      <ns2:text-properties ns5:font-style="italic" ns5:font-weight="bold"/>
    </ns2:style>
    <ns2:style ns2:family="paragraph" ns2:name="rststyle-epigraph" ns2:parent-style-name="rststyle-blockquote">
      <ns2:paragraph-properties ns2:justify-single-word="false" ns5:background-color="transparent" ns5:text-align="start">
        <ns2:background-image/>
      </ns2:paragraph-properties>
      <ns2:text-properties ns5:font-style="italic"/>
    </ns2:style>
    <ns2:style ns2:family="paragraph" ns2:name="rststyle-highlights" ns2:parent-style-name="rststyle-blockquote">
      <ns2:paragraph-properties ns5:background-color="transparent">
        <ns2:background-image/>
      </ns2:paragraph-properties>
    </ns2:style>
    <ns2:style ns2:family="paragraph" ns2:name="rststyle-blockquote-bullet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blockquote-enum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highlights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highlights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admon-warning-hdr" ns2:parent-style-name="rststyle-textbody">
      <ns2:paragraph-properties ns2:justify-single-word="false" ns5:text-align="center"/>
      <ns2:text-properties ns5:font-weight="bold"/>
    </ns2:style>
    <ns2:style ns2:family="paragraph" ns2:name="rststyle-admon-warning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attention-hdr" ns2:parent-style-name="rststyle-textbody">
      <ns2:paragraph-properties ns2:justify-single-word="false" ns5:text-align="center"/>
      <ns2:text-properties ns5:font-weight="bold"/>
    </ns2:style>
    <ns2:style ns2:family="paragraph" ns2:name="rststyle-admon-atten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caution-hdr" ns2:parent-style-name="rststyle-textbody">
      <ns2:paragraph-properties ns2:justify-single-word="false" ns5:text-align="center"/>
      <ns2:text-properties ns5:font-weight="bold"/>
    </ns2:style>
    <ns2:style ns2:family="paragraph" ns2:name="rststyle-admon-cau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danger-hdr" ns2:parent-style-name="rststyle-textbody">
      <ns2:paragraph-properties ns2:justify-single-word="false" ns5:text-align="center"/>
      <ns2:text-properties ns5:font-weight="bold"/>
    </ns2:style>
    <ns2:style ns2:family="paragraph" ns2:name="rststyle-admon-dange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error-hdr" ns2:parent-style-name="rststyle-textbody">
      <ns2:paragraph-properties ns2:justify-single-word="false" ns5:text-align="center"/>
      <ns2:text-properties ns5:font-weight="bold"/>
    </ns2:style>
    <ns2:style ns2:family="paragraph" ns2:name="rststyle-admon-erro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hint-hdr" ns2:parent-style-name="rststyle-textbody">
      <ns2:paragraph-properties ns2:justify-single-word="false" ns5:text-align="center"/>
      <ns2:text-properties ns5:font-weight="bold"/>
    </ns2:style>
    <ns2:style ns2:family="paragraph" ns2:name="rststyle-admon-hi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important-hdr" ns2:parent-style-name="rststyle-textbody">
      <ns2:paragraph-properties ns2:justify-single-word="false" ns5:text-align="center"/>
      <ns2:text-properties ns5:font-weight="bold"/>
    </ns2:style>
    <ns2:style ns2:family="paragraph" ns2:name="rststyle-admon-importa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note-hdr" ns2:parent-style-name="rststyle-textbody">
      <ns2:paragraph-properties ns2:justify-single-word="false" ns5:text-align="center"/>
      <ns2:text-properties ns5:font-weight="bold"/>
    </ns2:style>
    <ns2:style ns2:family="paragraph" ns2:name="rststyle-admon-note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tip-hdr" ns2:parent-style-name="rststyle-textbody">
      <ns2:paragraph-properties ns2:justify-single-word="false" ns5:text-align="center"/>
      <ns2:text-properties ns5:font-weight="bold"/>
    </ns2:style>
    <ns2:style ns2:family="paragraph" ns2:name="rststyle-admon-tip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generic-hdr" ns2:parent-style-name="rststyle-textbody">
      <ns2:paragraph-properties ns2:justify-single-word="false" ns5:text-align="center"/>
      <ns2:text-properties ns5:font-weight="bold"/>
    </ns2:style>
    <ns2:style ns2:family="paragraph" ns2:name="rststyle-admon-generic-body" ns2:parent-style-name="rststyle-textbody">
      <ns2:paragraph-properties ns2:auto-text-indent="false" ns5:margin-left="0.7874in" ns5:margin-right="0.7874in" ns5:text-indent="0in"/>
      <ns2:text-properties ns5:font-style="italic"/>
    </ns2:style>
    <ns2:style ns2:default-outline-level="1" ns2:family="paragraph" ns2:list-style-name="" ns2:name="rststyle-rubric" ns2:parent-style-name="Heading_20_3">
      <ns2:paragraph-properties ns5:background-color="transparent">
        <ns2:background-image/>
      </ns2:paragraph-properties>
      <ns2:text-properties ns5:color="#ff3366"/>
    </ns2:style>
    <ns2:style ns2:default-outline-level="6" ns2:family="paragraph" ns2:list-style-name="" ns2:name="rststyle-heading6" ns2:next-style-name="Text_20_body" ns2:parent-style-name="Heading_20_6"/>
    <ns2:style ns2:default-outline-level="7" ns2:family="paragraph" ns2:list-style-name="" ns2:master-page-name="" ns2:name="rststyle-heading7" ns2:next-style-name="Text_20_body" ns2:parent-style-name="Heading_20_7">
      <ns2:paragraph-properties ns2:page-number="auto"/>
    </ns2:style>
    <ns2:style ns2:class="text" ns2:default-outline-level="7" ns2:display-name="Heading 7" ns2:family="paragraph" ns2:name="Heading_20_7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family="paragraph" ns2:name="rststyle-lineblock1" ns2:parent-style-name="rststyle-textbody">
      <ns2:paragraph-properties ns5:margin-bottom="0in" ns5:margin-top="0in"/>
    </ns2:style>
    <ns2:style ns2:family="paragraph" ns2:name="rststyle-lineblock2" ns2:parent-style-name="rststyle-textbody">
      <ns2:paragraph-properties ns2:auto-text-indent="false" ns5:margin-bottom="0in" ns5:margin-left="0.4in" ns5:margin-right="0in" ns5:margin-top="0in" ns5:text-indent="0in"/>
    </ns2:style>
    <ns2:style ns2:family="paragraph" ns2:name="rststyle-lineblock3" ns2:parent-style-name="rststyle-textbody">
      <ns2:paragraph-properties ns2:auto-text-indent="false" ns5:margin-bottom="0in" ns5:margin-left="0.8in" ns5:margin-right="0in" ns5:margin-top="0in" ns5:text-indent="0in"/>
    </ns2:style>
    <ns2:style ns2:family="paragraph" ns2:name="rststyle-lineblock4" ns2:parent-style-name="rststyle-textbody">
      <ns2:paragraph-properties ns2:auto-text-indent="false" ns5:margin-bottom="0in" ns5:margin-left="1.2in" ns5:margin-right="0in" ns5:margin-top="0in" ns5:text-indent="0in"/>
    </ns2:style>
    <ns2:style ns2:family="paragraph" ns2:name="rststyle-lineblock5" ns2:parent-style-name="rststyle-textbody">
      <ns2:paragraph-properties ns2:auto-text-indent="false" ns5:margin-bottom="0in" ns5:margin-left="1.6in" ns5:margin-right="0in" ns5:margin-top="0in" ns5:text-indent="0in"/>
    </ns2:style>
    <ns2:style ns2:family="paragraph" ns2:name="rststyle-lineblock6" ns2:parent-style-name="rststyle-textbody">
      <ns2:paragraph-properties ns2:auto-text-indent="false" ns5:margin-bottom="0in" ns5:margin-left="2in" ns5:margin-right="0in" ns5:margin-top="0in" ns5:text-indent="0in"/>
    </ns2:style>
    <ns2:style ns2:class="chapter" ns2:family="paragraph" ns2:name="Title" ns2:next-style-name="Subtitle" ns2:parent-style-name="Heading">
      <ns2:paragraph-properties ns2:justify-single-word="false" ns5:text-align="center"/>
      <ns2:text-properties ns2:font-size-asian="18pt" ns2:font-size-complex="18pt" ns2:font-weight-asian="bold" ns2:font-weight-complex="bold" ns5:font-size="18pt" ns5:font-weight="bold"/>
    </ns2:style>
    <ns2:style ns2:class="chapter" ns2:family="paragraph" ns2:name="Subtitle" ns2:next-style-name="Text_20_body" ns2:parent-style-name="Heading">
      <ns2:paragraph-properties ns2:justify-single-word="false" ns5:text-align="center"/>
      <ns2:text-properties ns2:font-size-asian="14pt" ns2:font-size-complex="14pt" ns2:font-style-asian="italic" ns2:font-style-complex="italic" ns5:font-size="14pt" ns5:font-style="italic"/>
    </ns2:style>
    <ns2:style ns2:family="paragraph" ns2:name="rststyle-title" ns2:parent-style-name="Title"/>
    <ns2:style ns2:family="paragraph" ns2:name="rststyle-subtitle" ns2:parent-style-name="Title">
      <ns2:text-properties ns5:font-size="14pt"/>
    </ns2:style>
    <ns2:style ns2:family="paragraph" ns2:name="rststyle-citation" ns2:parent-style-name="Footnote">
      <ns2:paragraph-properties ns2:auto-text-indent="false" ns5:margin-left="0.75in" ns5:margin-right="0in" ns5:text-indent="-0.75in">
        <ns2:tab-stops/>
      </ns2:paragraph-properties>
    </ns2:style>
    <ns2:style ns2:family="paragraph" ns2:name="rststyle-contents-1" ns2:parent-style-name="Contents_20_1"/>
    <ns2:style ns2:class="index" ns2:display-name="Contents 1" ns2:family="paragraph" ns2:name="Contents_20_1" ns2:parent-style-name="Index">
      <ns2:paragraph-properties ns2:auto-text-indent="false" ns5:margin-left="0in" ns5:margin-right="0in" ns5:text-indent="0in">
        <ns2:tab-stops>
          <ns2:tab-stop ns2:leader-style="dotted" ns2:leader-text="." ns2:position="6in" ns2:type="right"/>
        </ns2:tab-stops>
      </ns2:paragraph-properties>
    </ns2:style>
    <ns2:style ns2:family="paragraph" ns2:name="rststyle-contents-2" ns2:parent-style-name="Contents_20_2"/>
    <ns2:style ns2:class="index" ns2:display-name="Contents 2" ns2:family="paragraph" ns2:name="Contents_20_2" ns2:parent-style-name="Index">
      <ns2:paragraph-properties ns2:auto-text-indent="false" ns5:margin-left="0.1965in" ns5:margin-right="0in" ns5:text-indent="0in">
        <ns2:tab-stops>
          <ns2:tab-stop ns2:leader-style="dotted" ns2:leader-text="." ns2:position="5.8035in" ns2:type="right"/>
        </ns2:tab-stops>
      </ns2:paragraph-properties>
    </ns2:style>
    <ns2:style ns2:family="paragraph" ns2:name="rststyle-contents-3" ns2:parent-style-name="Contents_20_3"/>
    <ns2:style ns2:class="index" ns2:display-name="Contents 3" ns2:family="paragraph" ns2:name="Contents_20_3" ns2:parent-style-name="Index">
      <ns2:paragraph-properties ns2:auto-text-indent="false" ns5:margin-left="0.3929in" ns5:margin-right="0in" ns5:text-indent="0in">
        <ns2:tab-stops>
          <ns2:tab-stop ns2:leader-style="dotted" ns2:leader-text="." ns2:position="5.6071in" ns2:type="right"/>
        </ns2:tab-stops>
      </ns2:paragraph-properties>
    </ns2:style>
    <ns2:style ns2:family="paragraph" ns2:name="rststyle-contents-4" ns2:parent-style-name="Contents_20_4"/>
    <ns2:style ns2:class="index" ns2:display-name="Contents 4" ns2:family="paragraph" ns2:name="Contents_20_4" ns2:parent-style-name="Index">
      <ns2:paragraph-properties ns2:auto-text-indent="false" ns5:margin-left="0.5898in" ns5:margin-right="0in" ns5:text-indent="0in">
        <ns2:tab-stops>
          <ns2:tab-stop ns2:leader-style="dotted" ns2:leader-text="." ns2:position="5.4102in" ns2:type="right"/>
        </ns2:tab-stops>
      </ns2:paragraph-properties>
    </ns2:style>
    <ns2:style ns2:family="paragraph" ns2:name="rststyle-contents--5" ns2:parent-style-name="Contents_20_5"/>
    <ns2:style ns2:class="index" ns2:display-name="Contents 5" ns2:family="paragraph" ns2:name="Contents_20_5" ns2:parent-style-name="Index">
      <ns2:paragraph-properties ns2:auto-text-indent="false" ns5:margin-left="0.7862in" ns5:margin-right="0in" ns5:text-indent="0in">
        <ns2:tab-stops>
          <ns2:tab-stop ns2:leader-style="dotted" ns2:leader-text="." ns2:position="5.2138in" ns2:type="right"/>
        </ns2:tab-stops>
      </ns2:paragraph-properties>
    </ns2:style>
    <ns2:style ns2:family="paragraph" ns2:name="rststyle-contents-6" ns2:parent-style-name="Contents_20_6"/>
    <ns2:style ns2:class="index" ns2:display-name="Contents 6" ns2:family="paragraph" ns2:name="Contents_20_6" ns2:parent-style-name="Index">
      <ns2:paragraph-properties ns2:auto-text-indent="false" ns5:margin-left="0.9827in" ns5:margin-right="0in" ns5:text-indent="0in">
        <ns2:tab-stops>
          <ns2:tab-stop ns2:leader-style="dotted" ns2:leader-text="." ns2:position="5.0173in" ns2:type="right"/>
        </ns2:tab-stops>
      </ns2:paragraph-properties>
    </ns2:style>
    <ns2:style ns2:family="paragraph" ns2:name="rststyle-contents-7" ns2:parent-style-name="Contents_20_7"/>
    <ns2:style ns2:class="index" ns2:display-name="Contents 7" ns2:family="paragraph" ns2:name="Contents_20_7" ns2:parent-style-name="Index">
      <ns2:paragraph-properties ns2:auto-text-indent="false" ns5:margin-left="1.1791in" ns5:margin-right="0in" ns5:text-indent="0in">
        <ns2:tab-stops>
          <ns2:tab-stop ns2:leader-style="dotted" ns2:leader-text="." ns2:position="4.8209in" ns2:type="right"/>
        </ns2:tab-stops>
      </ns2:paragraph-properties>
    </ns2:style>
    <ns2:style ns2:family="paragraph" ns2:name="rststyle-contents-8" ns2:parent-style-name="Contents_20_8"/>
    <ns2:style ns2:class="index" ns2:display-name="Contents 8" ns2:family="paragraph" ns2:name="Contents_20_8" ns2:parent-style-name="Index">
      <ns2:paragraph-properties ns2:auto-text-indent="false" ns5:margin-left="1.3756in" ns5:margin-right="0in" ns5:text-indent="0in">
        <ns2:tab-stops>
          <ns2:tab-stop ns2:leader-style="dotted" ns2:leader-text="." ns2:position="4.6244in" ns2:type="right"/>
        </ns2:tab-stops>
      </ns2:paragraph-properties>
    </ns2:style>
    <ns2:style ns2:family="paragraph" ns2:name="rststyle-contents-9" ns2:parent-style-name="Contents_20_9"/>
    <ns2:style ns2:class="index" ns2:display-name="Contents 9" ns2:family="paragraph" ns2:name="Contents_20_9" ns2:parent-style-name="Index">
      <ns2:paragraph-properties ns2:auto-text-indent="false" ns5:margin-left="1.572in" ns5:margin-right="0in" ns5:text-indent="0in">
        <ns2:tab-stops>
          <ns2:tab-stop ns2:leader-style="dotted" ns2:leader-text="." ns2:position="4.428in" ns2:type="right"/>
        </ns2:tab-stops>
      </ns2:paragraph-properties>
    </ns2:style>
    <ns2:style ns2:family="paragraph" ns2:name="rststyle-contents-10" ns2:parent-style-name="Contents_20_10"/>
    <ns2:style ns2:class="index" ns2:display-name="Contents 10" ns2:family="paragraph" ns2:name="Contents_20_10" ns2:parent-style-name="Index">
      <ns2:paragraph-properties ns2:auto-text-indent="false" ns5:margin-left="1.7689in" ns5:margin-right="0in" ns5:text-indent="0in">
        <ns2:tab-stops>
          <ns2:tab-stop ns2:leader-style="dotted" ns2:leader-text="." ns2:position="4.2311in" ns2:type="right"/>
        </ns2:tab-stops>
      </ns2:paragraph-properties>
    </ns2:style>
    <ns2:style ns2:family="paragraph" ns2:name="rststyle-contents-heading" ns2:parent-style-name="Contents_20_Heading"/>
    <ns2:style ns2:class="index" ns2:display-name="Contents Heading" ns2:family="paragraph" ns2:name="Contents_20_Heading" ns2:parent-style-name="Heading">
      <ns2:paragraph-properties ns2:auto-text-indent="false" ns7:line-number="0" ns7:number-lines="false" ns5:margin-left="0in" ns5:margin-right="0in" ns5:text-indent="0in"/>
      <ns2:text-properties ns2:font-size-asian="16pt" ns2:font-size-complex="16pt" ns2:font-weight-asian="bold" ns2:font-weight-complex="bold" ns5:font-size="16pt" ns5:font-weight="bold"/>
    </ns2:style>
    <ns2:style ns2:family="paragraph" ns2:name="rststyle-legend" ns2:parent-style-name="Text_20_body"/>
    <ns2:style ns2:family="paragraph" ns2:name="rststyle-deflist-term-1" ns2:parent-style-name="Text_20_body">
      <ns2:text-properties ns5:font-weight="bold"/>
    </ns2:style>
    <ns2:style ns2:family="paragraph" ns2:name="rststyle-deflist-def-1" ns2:parent-style-name="Text_20_body">
      <ns2:paragraph-properties ns2:auto-text-indent="false" ns5:margin-left="0.25in" ns5:margin-right="0in" ns5:text-indent="0in"/>
    </ns2:style>
    <ns2:style ns2:family="paragraph" ns2:name="rststyle-deflist-term-2" ns2:parent-style-name="Text_20_body">
      <ns2:paragraph-properties ns2:auto-text-indent="false" ns5:margin-left="0.25in" ns5:margin-right="0in" ns5:text-indent="0in"/>
      <ns2:text-properties ns5:font-weight="bold"/>
    </ns2:style>
    <ns2:style ns2:family="paragraph" ns2:name="rststyle-deflist-def-2" ns2:parent-style-name="Text_20_body">
      <ns2:paragraph-properties ns2:auto-text-indent="false" ns5:margin-left="0.5in" ns5:margin-right="0in" ns5:text-indent="0in"/>
    </ns2:style>
    <ns2:style ns2:family="paragraph" ns2:name="rststyle-deflist-def-3" ns2:parent-style-name="Text_20_body">
      <ns2:paragraph-properties ns2:auto-text-indent="false" ns5:margin-left="0.75in" ns5:margin-right="0in" ns5:text-indent="0in"/>
    </ns2:style>
    <ns2:style ns2:family="paragraph" ns2:name="rststyle-deflist-term-3" ns2:parent-style-name="Text_20_body">
      <ns2:paragraph-properties ns2:auto-text-indent="false" ns5:margin-left="0.5in" ns5:margin-right="0in" ns5:text-indent="0in"/>
      <ns2:text-properties ns5:font-weight="bold"/>
    </ns2:style>
    <ns2:style ns2:family="paragraph" ns2:name="rststyle-deflist-term-4" ns2:parent-style-name="Text_20_body">
      <ns2:paragraph-properties ns2:auto-text-indent="false" ns5:margin-left="0.75in" ns5:margin-right="0in" ns5:text-indent="0in"/>
      <ns2:text-properties ns5:font-weight="bold"/>
    </ns2:style>
    <ns2:style ns2:family="paragraph" ns2:name="rststyle-deflist-term-5" ns2:parent-style-name="Text_20_body">
      <ns2:paragraph-properties ns2:auto-text-indent="false" ns5:margin-left="1in" ns5:margin-right="0in" ns5:text-indent="0in"/>
      <ns2:text-properties ns5:font-weight="bold"/>
    </ns2:style>
    <ns2:style ns2:family="paragraph" ns2:name="rststyle-deflist-def-4" ns2:parent-style-name="Text_20_body">
      <ns2:paragraph-properties ns2:auto-text-indent="false" ns5:margin-left="1in" ns5:margin-right="0in" ns5:text-indent="0in"/>
    </ns2:style>
    <ns2:style ns2:family="paragraph" ns2:name="rststyle-deflist-def-5" ns2:parent-style-name="Text_20_body">
      <ns2:paragraph-properties ns2:auto-text-indent="false" ns5:margin-left="1.25in" ns5:margin-right="0in" ns5:text-indent="0in"/>
    </ns2:style>
    <ns2:style ns2:family="paragraph" ns2:name="rststyle-codeblock-indented" ns2:parent-style-name="rststyle-codeblock">
      <ns2:paragraph-properties ns2:auto-text-indent="false" ns5:margin-left="0.8in" ns5:margin-right="0in" ns5:text-indent="0in"/>
    </ns2:style>
    <ns2:style ns2:display-name="Numbering Symbols" ns2:family="text" ns2:name="Numbering_20_Symbols"/>
    <ns2:style ns2:display-name="Bullet Symbols" ns2:family="text" ns2:name="Bullet_20_Symbols">
      <ns2:text-properties ns2:font-name="StarSymbol" ns2:font-name-asian="StarSymbol" ns2:font-name-complex="StarSymbol" ns2:font-size-asian="9pt" ns2:font-size-complex="9pt" ns5:font-size="9pt"/>
    </ns2:style>
    <ns2:style ns2:family="text" ns2:name="Emphasis">
      <ns2:text-properties ns2:font-style-asian="italic" ns2:font-style-complex="italic" ns5:font-style="italic"/>
    </ns2:style>
    <ns2:style ns2:family="text" ns2:name="Citation">
      <ns2:text-properties ns2:font-style-asian="italic" ns2:font-style-complex="italic" ns5:font-style="italic"/>
    </ns2:style>
    <ns2:style ns2:family="text" ns2:name="Example">
      <ns2:text-properties ns2:font-name="Nimbus Mono L" ns2:font-name-asian="Nimbus Mono L" ns2:font-name-complex="Nimbus Mono L"/>
    </ns2:style>
    <ns2:style ns2:family="text" ns2:name="Teletype">
      <ns2:text-properties ns2:font-name="Nimbus Mono L" ns2:font-name-asian="Nimbus Mono L" ns2:font-name-complex="Nimbus Mono L"/>
    </ns2:style>
    <ns2:style ns2:family="text" ns2:name="rststyle-emphasis" ns2:parent-style-name="Emphasis">
      <ns2:text-properties ns2:font-weight-asian="normal" ns2:font-weight-complex="normal"/>
    </ns2:style>
    <ns2:style ns2:family="text" ns2:name="rststyle-strong">
      <ns2:text-properties ns5:background-color="transparent" ns5:font-weight="bold"/>
    </ns2:style>
    <ns2:style ns2:family="text" ns2:name="rststyle-inlineliteral" ns2:parent-style-name="Example">
      <ns2:text-properties ns5:background-color="#e6e6ff"/>
    </ns2:style>
    <ns2:style ns2:family="text" ns2:name="rststyle-quotation" ns2:parent-style-name="Citation">
      <ns2:text-properties ns2:font-weight-asian="normal" ns2:font-weight-complex="normal"/>
    </ns2:style>
    <ns2:style ns2:family="text" ns2:name="rststyle-codeblock-keyword" ns2:parent-style-name="Teletype">
      <ns2:text-properties ns5:background-color="#ccffff" ns5:color="#800000"/>
    </ns2:style>
    <ns2:style ns2:family="text" ns2:name="rststyle-codeblock-string" ns2:parent-style-name="Teletype">
      <ns2:text-properties ns5:background-color="#ffffff"/>
    </ns2:style>
    <ns2:style ns2:family="text" ns2:name="rststyle-codeblock-number" ns2:parent-style-name="Teletype">
      <ns2:text-properties ns5:background-color="#ccffff" ns5:color="#000080"/>
    </ns2:style>
    <ns2:style ns2:family="text" ns2:name="rststyle-codeblock-comment" ns2:parent-style-name="Teletype">
      <ns2:text-properties ns5:background-color="#ffffff"/>
    </ns2:style>
    <ns2:style ns2:family="text" ns2:name="rststyle-codeblock-classname" ns2:parent-style-name="Teletype">
      <ns2:text-properties ns5:background-color="#ccffff" ns5:color="#808000"/>
    </ns2:style>
    <ns2:style ns2:family="text" ns2:name="rststyle-codeblock-functionname" ns2:parent-style-name="Teletype">
      <ns2:text-properties ns5:background-color="#ccffff" ns5:color="#808000"/>
    </ns2:style>
    <ns2:style ns2:family="text" ns2:name="rststyle-codeblock-operator" ns2:parent-style-name="Teletype">
      <ns2:text-properties ns5:background-color="#ccffff" ns5:color="#cccc00"/>
    </ns2:style>
    <ns2:style ns2:family="text" ns2:name="rststyle-codeblock-name" ns2:parent-style-name="Teletype">
      <ns2:text-properties ns5:background-color="#ccffff" ns5:color="#808000"/>
    </ns2:style>
    <ns2:style ns2:family="text" ns2:name="rststyle-subscript">
      <ns2:text-properties ns2:text-position="sub 58%"/>
    </ns2:style>
    <ns2:style ns2:family="text" ns2:name="rststyle-superscript">
      <ns2:text-properties ns2:text-position="super 58%"/>
    </ns2:style>
    <ns2:style ns2:family="graphic" ns2:name="Graphics">
      <ns2:graphic-properties ns2:horizontal-pos="center" ns2:horizontal-rel="paragraph" ns2:number-wrapped-paragraphs="no-limit" ns2:vertical-pos="top" ns2:vertical-rel="paragraph" ns2:wrap="dynamic" ns2:wrap-contour="false" ns3:x="0in" ns3:y="0in" ns7:anchor-type="paragraph"/>
    </ns2:style>
    <ns2:style ns2:family="graphic" ns2:name="rststyle-image" ns2:parent-style-name="Graphics"/>
    <ns2:style ns2:family="graphic" ns2:name="rststyle-figureframe" ns2:parent-style-name="Frame">
      <ns2:graphic-properties ns2:shadow="none"/>
    </ns2:style>
    <ns2:style ns2:family="graphic" ns2:name="Frame">
      <ns2:graphic-properties ns2:horizontal-pos="center" ns2:horizontal-rel="paragraph-content" ns2:number-wrapped-paragraphs="no-limit" ns2:vertical-pos="top" ns2:vertical-rel="paragraph-content" ns2:wrap="parallel" ns2:wrap-contour="false" ns3:x="0in" ns3:y="0in" ns7:anchor-type="paragraph" ns5:border="0.0008in solid #000000" ns5:margin-bottom="0.0791in" ns5:margin-left="0.0791in" ns5:margin-right="0.0791in" ns5:margin-top="0.0791in" ns5:padding="0.0591in"/>
    </ns2:style>
    <ns7:outline-style ns2:name="Outline">
      <ns7:outline-level-style ns2:num-format="" ns7:level="1">
        <ns2:list-level-properties ns7:list-level-position-and-space-mode="label-alignment">
          <ns2:list-level-label-alignment ns7:label-followed-by="listtab" ns7:list-tab-stop-position="0.3in" ns5:margin-left="0.3in" ns5:text-indent="-0.3in"/>
        </ns2:list-level-properties>
      </ns7:outline-level-style>
      <ns7:outline-level-style ns2:num-format="" ns7:level="2">
        <ns2:list-level-properties ns7:list-level-position-and-space-mode="label-alignment">
          <ns2:list-level-label-alignment ns7:label-followed-by="listtab" ns7:list-tab-stop-position="0.4in" ns5:margin-left="0.4in" ns5:text-indent="-0.4in"/>
        </ns2:list-level-properties>
      </ns7:outline-level-style>
      <ns7:outline-level-style ns2:num-format="" ns7:level="3">
        <ns2:list-level-properties ns7:list-level-position-and-space-mode="label-alignment">
          <ns2:list-level-label-alignment ns7:label-followed-by="listtab" ns7:list-tab-stop-position="0.5in" ns5:margin-left="0.5in" ns5:text-indent="-0.5in"/>
        </ns2:list-level-properties>
      </ns7:outline-level-style>
      <ns7:outline-level-style ns2:num-format="" ns7:level="4">
        <ns2:list-level-properties ns7:list-level-position-and-space-mode="label-alignment">
          <ns2:list-level-label-alignment ns7:label-followed-by="listtab" ns7:list-tab-stop-position="0.6in" ns5:margin-left="0.6in" ns5:text-indent="-0.6in"/>
        </ns2:list-level-properties>
      </ns7:outline-level-style>
      <ns7:outline-level-style ns2:num-format="" ns7:level="5">
        <ns2:list-level-properties ns7:list-level-position-and-space-mode="label-alignment">
          <ns2:list-level-label-alignment ns7:label-followed-by="listtab" ns7:list-tab-stop-position="0.7in" ns5:margin-left="0.7in" ns5:text-indent="-0.7in"/>
        </ns2:list-level-properties>
      </ns7:outline-level-style>
      <ns7:outline-level-style ns2:num-format="" ns7:level="6">
        <ns2:list-level-properties ns7:list-level-position-and-space-mode="label-alignment">
          <ns2:list-level-label-alignment ns7:label-followed-by="listtab" ns7:list-tab-stop-position="0.8in" ns5:margin-left="0.8in" ns5:text-indent="-0.8in"/>
        </ns2:list-level-properties>
      </ns7:outline-level-style>
      <ns7:outline-level-style ns2:num-format="" ns7:level="7">
        <ns2:list-level-properties ns7:list-level-position-and-space-mode="label-alignment">
          <ns2:list-level-label-alignment ns7:label-followed-by="listtab" ns7:list-tab-stop-position="0.9in" ns5:margin-left="0.9in" ns5:text-indent="-0.9in"/>
        </ns2:list-level-properties>
      </ns7:outline-level-style>
      <ns7:outline-level-style ns2:num-format="" ns7:level="8">
        <ns2:list-level-properties ns7:list-level-position-and-space-mode="label-alignment">
          <ns2:list-level-label-alignment ns7:label-followed-by="listtab" ns7:list-tab-stop-position="1in" ns5:margin-left="1in" ns5:text-indent="-1in"/>
        </ns2:list-level-properties>
      </ns7:outline-level-style>
      <ns7:outline-level-style ns2:num-format="" ns7:level="9">
        <ns2:list-level-properties ns7:list-level-position-and-space-mode="label-alignment">
          <ns2:list-level-label-alignment ns7:label-followed-by="listtab" ns7:list-tab-stop-position="1.1in" ns5:margin-left="1.1in" ns5:text-indent="-1.1in"/>
        </ns2:list-level-properties>
      </ns7:outline-level-style>
      <ns7:outline-level-style ns2:num-format="" ns7:level="10">
        <ns2:list-level-properties ns7:list-level-position-and-space-mode="label-alignment">
          <ns2:list-level-label-alignment ns7:label-followed-by="listtab" ns7:list-tab-stop-position="1.2in" ns5:margin-left="1.2in" ns5:text-indent="-1.2in"/>
        </ns2:list-level-properties>
      </ns7:outline-level-style>
    </ns7:outline-style>
    <ns7:list-style ns2:name="rststyle-enumlist">
      <ns7:list-level-style-number ns2:num-format="1" ns2:num-suffix="." ns7:level="1" ns7:style-name="Numbering_20_Symbols">
        <ns2:list-level-properties ns7:min-label-width="0.25in" ns7:space-before="0.25in"/>
      </ns7:list-level-style-number>
      <ns7:list-level-style-number ns2:num-format="1" ns2:num-suffix="." ns7:level="2" ns7:style-name="Numbering_20_Symbols">
        <ns2:list-level-properties ns7:min-label-width="0.25in" ns7:space-before="0.5in"/>
      </ns7:list-level-style-number>
      <ns7:list-level-style-number ns2:num-format="1" ns2:num-suffix="." ns7:level="3" ns7:style-name="Numbering_20_Symbols">
        <ns2:list-level-properties ns7:min-label-width="0.25in" ns7:space-before="0.75in"/>
      </ns7:list-level-style-number>
      <ns7:list-level-style-number ns2:num-format="1" ns2:num-suffix="." ns7:level="4" ns7:style-name="Numbering_20_Symbols">
        <ns2:list-level-properties ns7:min-label-width="0.25in" ns7:space-before="1in"/>
      </ns7:list-level-style-number>
      <ns7:list-level-style-number ns2:num-format="1" ns2:num-suffix="." ns7:level="5" ns7:style-name="Numbering_20_Symbols">
        <ns2:list-level-properties ns7:min-label-width="0.25in" ns7:space-before="1.25in"/>
      </ns7:list-level-style-number>
      <ns7:list-level-style-number ns2:num-format="1" ns2:num-suffix="." ns7:level="6" ns7:style-name="Numbering_20_Symbols">
        <ns2:list-level-properties ns7:min-label-width="0.25in" ns7:space-before="1.5in"/>
      </ns7:list-level-style-number>
      <ns7:list-level-style-number ns2:num-format="1" ns2:num-suffix="." ns7:level="7" ns7:style-name="Numbering_20_Symbols">
        <ns2:list-level-properties ns7:min-label-width="0.25in" ns7:space-before="1.75in"/>
      </ns7:list-level-style-number>
      <ns7:list-level-style-number ns2:num-format="1" ns2:num-suffix="." ns7:level="8" ns7:style-name="Numbering_20_Symbols">
        <ns2:list-level-properties ns7:min-label-width="0.25in" ns7:space-before="2in"/>
      </ns7:list-level-style-number>
      <ns7:list-level-style-number ns2:num-format="1" ns2:num-suffix="." ns7:level="9" ns7:style-name="Numbering_20_Symbols">
        <ns2:list-level-properties ns7:min-label-width="0.25in" ns7:space-before="2.25in"/>
      </ns7:list-level-style-number>
      <ns7:list-level-style-number ns2:num-format="1" ns2:num-suffix="." ns7:level="10" ns7:style-name="Numbering_20_Symbols">
        <ns2:list-level-properties ns7:min-label-width="0.25in" ns7:space-before="2.5in"/>
      </ns7:list-level-style-number>
    </ns7:list-style>
    <ns7:list-style ns2:name="rststyl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○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■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○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■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○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■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tocenumlist">
      <ns7:list-level-style-number ns2:num-format="1" ns2:num-prefix=" " ns2:num-suffix=" " ns7:level="1" ns7:style-name="Numbering_20_Symbols">
        <ns2:list-level-properties ns7:min-label-width="0.25in" ns7:space-before="0.25in"/>
      </ns7:list-level-style-number>
      <ns7:list-level-style-number ns2:num-format="1" ns2:num-prefix=" " ns2:num-suffix=" " ns7:display-levels="2" ns7:level="2" ns7:style-name="Numbering_20_Symbols">
        <ns2:list-level-properties ns7:min-label-width="0.25in" ns7:space-before="0.5in"/>
      </ns7:list-level-style-number>
      <ns7:list-level-style-number ns2:num-format="1" ns2:num-prefix=" " ns2:num-suffix=" " ns7:display-levels="3" ns7:level="3" ns7:style-name="Numbering_20_Symbols">
        <ns2:list-level-properties ns7:min-label-width="0.25in" ns7:space-before="0.75in"/>
      </ns7:list-level-style-number>
      <ns7:list-level-style-number ns2:num-format="1" ns2:num-prefix=" " ns2:num-suffix=" " ns7:display-levels="4" ns7:level="4" ns7:style-name="Numbering_20_Symbols">
        <ns2:list-level-properties ns7:min-label-width="0.25in" ns7:space-before="1in"/>
      </ns7:list-level-style-number>
      <ns7:list-level-style-number ns2:num-format="1" ns2:num-prefix=" " ns2:num-suffix=" " ns7:display-levels="5" ns7:level="5" ns7:style-name="Numbering_20_Symbols">
        <ns2:list-level-properties ns7:min-label-width="0.25in" ns7:space-before="1.25in"/>
      </ns7:list-level-style-number>
      <ns7:list-level-style-number ns2:num-format="1" ns2:num-prefix=" " ns2:num-suffix=" " ns7:display-levels="6" ns7:level="6" ns7:style-name="Numbering_20_Symbols">
        <ns2:list-level-properties ns7:min-label-width="0.25in" ns7:space-before="1.5in"/>
      </ns7:list-level-style-number>
      <ns7:list-level-style-number ns2:num-format="1" ns2:num-prefix=" " ns2:num-suffix=" " ns7:display-levels="7" ns7:level="7" ns7:style-name="Numbering_20_Symbols">
        <ns2:list-level-properties ns7:min-label-width="0.25in" ns7:space-before="1.75in"/>
      </ns7:list-level-style-number>
      <ns7:list-level-style-number ns2:num-format="1" ns2:num-prefix=" " ns2:num-suffix=" " ns7:display-levels="8" ns7:level="8" ns7:style-name="Numbering_20_Symbols">
        <ns2:list-level-properties ns7:min-label-width="0.25in" ns7:space-before="2in"/>
      </ns7:list-level-style-number>
      <ns7:list-level-style-number ns2:num-format="1" ns2:num-prefix=" " ns2:num-suffix=" " ns7:display-levels="9" ns7:level="9" ns7:style-name="Numbering_20_Symbols">
        <ns2:list-level-properties ns7:min-label-width="0.25in" ns7:space-before="2.25in"/>
      </ns7:list-level-style-number>
      <ns7:list-level-style-number ns2:num-format="1" ns2:num-prefix=" " ns2:num-suffix=" " ns7:display-levels="10" ns7:level="10" ns7:style-name="Numbering_20_Symbols">
        <ns2:list-level-properties ns7:min-label-width="0.25in" ns7:space-before="2.5in"/>
      </ns7:list-level-style-number>
    </ns7:list-style>
    <ns7:list-style ns2:name="rststyle-tocbulletlist">
      <ns7:list-level-style-bullet ns2:num-prefix=" "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prefix=" "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prefix=" " ns2:num-suffix=")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prefix=" " ns2:num-suffix=" 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prefix=" " ns2:num-suffix=" 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prefix=" " ns2:num-suffix=" 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prefix=" " ns2:num-suffix=" 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prefix=" " ns2:num-suffix=" 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prefix=" " ns2:num-suffix=" 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prefix=" " ns2:num-suffix=" 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highlights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highlights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pigraph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epigraph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arabic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low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low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list-style ns2:name="rststyle-enumlist-upp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upp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notes-configuration ns2:num-format="1" ns7:footnotes-position="page" ns7:note-class="footnote" ns7:start-numbering-at="document" ns7:start-value="0"/>
    <ns7:notes-configuration ns2:num-format="i" ns7:note-class="endnote" ns7:start-value="0"/>
    <ns7:linenumbering-configuration ns2:num-format="1" ns7:increment="5" ns7:number-lines="false" ns7:number-position="left" ns7:offset="0.1965in"/>
  </ns0:styles>
  <ns0:automatic-styles>
    <ns2:style ns2:family="paragraph" ns2:name="MP1" ns2:parent-style-name="Footer">
      <ns2:paragraph-properties ns2:justify-single-word="false" ns5:text-align="center"/>
    </ns2:style>
    <ns2:style ns2:family="paragraph" ns2:name="MP2" ns2:parent-style-name="Header">
      <ns2:paragraph-properties ns2:justify-single-word="false" ns5:text-align="center"/>
    </ns2:style>
    <ns2:page-layout ns2:name="Mpm1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/>
    </ns2:page-layout>
    <ns2:page-layout ns2:name="Mpm2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>
        <ns2:header-footer-properties ns5:margin-left="0in" ns5:margin-right="0in" ns5:margin-top="0.1965in" ns5:min-height="0in"/>
      </ns2:footer-style>
    </ns2:page-layout>
    <ns2:page-layout ns2:name="Mpm3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>
        <ns2:header-footer-properties ns5:margin-bottom="0.1965in" ns5:margin-left="0in" ns5:margin-right="0in" ns5:min-height="0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0-10-13T12:45:02</meta:creation-date>
    <dc:creator>a</dc:creator>
    <dc:date>2020-10-13T12:45:02</dc:date>
    <dc:language>en-US</dc:language>
    <meta:editing-cycles>1</meta:editing-cycles>
    <meta:editing-duration>PT00M01S</meta:editing-duration>
    <dc:title>İso yapımı</dc:title>
  </office:meta>
</office:document-meta>
</file>